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font-size="12pt" fo:font-weight="normal" officeooo:rsid="00096c79" officeooo:paragraph-rsid="000bd973" style:font-size-asian="12pt" style:font-weight-asian="normal" style:font-size-complex="12pt" style:font-weight-complex="normal"/>
    </style:style>
    <style:style style:name="P2" style:family="paragraph" style:parent-style-name="Standard" style:list-style-name="L9">
      <style:paragraph-properties fo:text-align="justify" style:justify-single-word="false"/>
      <style:text-properties fo:font-size="12pt" fo:font-weight="normal" officeooo:rsid="00096c79" officeooo:paragraph-rsid="000bd973" style:font-size-asian="12pt" style:font-weight-asian="normal" style:font-size-complex="12pt" style:font-weight-complex="normal"/>
    </style:style>
    <style:style style:name="P3" style:family="paragraph" style:parent-style-name="Standard" style:list-style-name="L10">
      <style:paragraph-properties fo:text-align="justify" style:justify-single-word="false"/>
      <style:text-properties fo:font-size="12pt" fo:font-weight="normal" officeooo:rsid="00096c79" officeooo:paragraph-rsid="000bd973" style:font-size-asian="12pt" style:font-weight-asian="normal" style:font-size-complex="12pt" style:font-weight-complex="normal"/>
    </style:style>
    <style:style style:name="P4" style:family="paragraph" style:parent-style-name="Standard" style:list-style-name="L11">
      <style:paragraph-properties fo:text-align="justify" style:justify-single-word="false"/>
      <style:text-properties fo:font-size="12pt" fo:font-weight="normal" officeooo:rsid="00096c79" officeooo:paragraph-rsid="000bd973" style:font-size-asian="12pt" style:font-weight-asian="normal" style:font-size-complex="12pt" style:font-weight-complex="normal"/>
    </style:style>
    <style:style style:name="P5" style:family="paragraph" style:parent-style-name="Standard" style:list-style-name="L12">
      <style:paragraph-properties fo:text-align="justify" style:justify-single-word="false"/>
      <style:text-properties fo:font-size="12pt" fo:font-weight="normal" officeooo:rsid="00096c79" officeooo:paragraph-rsid="000bd973" style:font-size-asian="12pt" style:font-weight-asian="normal" style:font-size-complex="12pt" style:font-weight-complex="normal"/>
    </style:style>
    <style:style style:name="P6" style:family="paragraph" style:parent-style-name="Standard" style:list-style-name="L14">
      <style:paragraph-properties fo:text-align="justify" style:justify-single-word="false"/>
      <style:text-properties fo:font-size="12pt" fo:font-weight="normal" officeooo:rsid="00096c79" officeooo:paragraph-rsid="000bd973" style:font-size-asian="12pt" style:font-weight-asian="normal" style:font-size-complex="12pt" style:font-weight-complex="normal"/>
    </style:style>
    <style:style style:name="P7" style:family="paragraph" style:parent-style-name="Standard" style:list-style-name="L15">
      <style:paragraph-properties fo:text-align="justify" style:justify-single-word="false"/>
      <style:text-properties fo:font-size="12pt" fo:font-weight="normal" officeooo:rsid="00096c79" officeooo:paragraph-rsid="000bd973"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96c79" officeooo:paragraph-rsid="000bd973"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def5b" officeooo:paragraph-rsid="000bd973"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0d21cb" officeooo:paragraph-rsid="000bd973" style:font-size-asian="12pt" style:font-weight-asian="normal" style:font-size-complex="12pt" style:font-weight-complex="normal"/>
    </style:style>
    <style:style style:name="P11" style:family="paragraph" style:parent-style-name="Standard" style:list-style-name="L13">
      <style:paragraph-properties fo:text-align="justify" style:justify-single-word="false"/>
      <style:text-properties fo:font-size="12pt" fo:font-weight="normal" officeooo:rsid="000def5b" officeooo:paragraph-rsid="000bd973" style:font-size-asian="10.5pt" style:font-weight-asian="normal" style:font-size-complex="12pt" style:font-weight-complex="normal"/>
    </style:style>
    <style:style style:name="P12" style:family="paragraph" style:parent-style-name="Standard" style:list-style-name="L15">
      <style:paragraph-properties fo:text-align="justify" style:justify-single-word="false"/>
      <style:text-properties fo:font-size="12pt" fo:font-weight="normal" officeooo:rsid="000def5b" officeooo:paragraph-rsid="000bd973"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officeooo:rsid="00096c79" officeooo:paragraph-rsid="000bd973" style:font-size-asian="10.5pt" style:font-size-complex="12pt"/>
    </style:style>
    <style:style style:name="P14" style:family="paragraph" style:parent-style-name="Standard">
      <style:paragraph-properties fo:text-align="center" style:justify-single-word="false"/>
      <style:text-properties fo:font-size="26pt" fo:font-weight="bold" officeooo:rsid="00096c79" officeooo:paragraph-rsid="000bd973" style:font-size-asian="26pt" style:font-weight-asian="bold" style:font-size-complex="26pt" style:font-weight-complex="bold"/>
    </style:style>
    <style:style style:name="P15" style:family="paragraph" style:parent-style-name="Standard">
      <style:paragraph-properties fo:text-align="center" style:justify-single-word="false"/>
      <style:text-properties fo:font-size="20pt" officeooo:rsid="00096c79" officeooo:paragraph-rsid="000bd973" style:font-size-asian="17.5pt" style:font-size-complex="20pt"/>
    </style:style>
    <style:style style:name="P16" style:family="paragraph" style:parent-style-name="Standard">
      <style:paragraph-properties fo:text-align="justify" style:justify-single-word="false"/>
      <style:text-properties fo:font-size="18pt" fo:font-weight="bold" officeooo:rsid="00096c79" officeooo:paragraph-rsid="000bd973"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4pt" fo:font-weight="bold" officeooo:rsid="00096c79" officeooo:paragraph-rsid="000bd973"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0def5b" officeooo:paragraph-rsid="000bd973" style:font-size-asian="14pt" style:font-weight-asian="bold" style:font-size-complex="14pt" style:font-weight-complex="bold"/>
    </style:style>
    <style:style style:name="T1" style:family="text">
      <style:text-properties officeooo:rsid="000d21cb"/>
    </style:style>
    <style:style style:name="T2" style:family="text">
      <style:text-properties officeooo:rsid="00104f93"/>
    </style:style>
    <style:style style:name="T3" style:family="text">
      <style:text-properties officeooo:rsid="000c289d"/>
    </style:style>
    <style:style style:name="T4" style:family="text">
      <style:text-properties officeooo:rsid="000a6664"/>
    </style:style>
    <style:style style:name="T5" style:family="text">
      <style:text-properties officeooo:rsid="00113f15"/>
    </style:style>
    <style:style style:name="T6" style:family="text">
      <style:text-properties officeooo:rsid="000def5b"/>
    </style:style>
    <style:style style:name="T7" style:family="text">
      <style:text-properties officeooo:rsid="000f9f20"/>
    </style:style>
    <style:style style:name="T8" style:family="text">
      <style:text-properties fo:font-size="12pt" fo:font-weight="normal" officeooo:rsid="000c289d" style:font-size-asian="12pt" style:font-weight-asian="normal" style:font-size-complex="12pt" style:font-weight-complex="normal"/>
    </style:style>
    <style:style style:name="T9" style:family="text">
      <style:text-properties fo:font-size="12pt" fo:font-weight="normal" officeooo:rsid="000d21cb" style:font-size-asian="12pt" style:font-weight-asian="normal" style:font-size-complex="12pt" style:font-weight-complex="normal"/>
    </style:style>
    <style:style style:name="T10" style:family="text">
      <style:text-properties officeooo:rsid="000c041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ALON MANAGEMENT SYSTEM</text:p>
      <text:p text:style-name="P15"/>
      <text:p text:style-name="P13">Salon management is used to book a appointment for the services provided by the salon.This management schema represents about the employees and client details.booking appointments in different loacations and client can choose desired employee based on their experience and reviews.</text:p>
      <text:p text:style-name="P13"/>
      <text:p text:style-name="P16">Tables</text:p>
      <text:p text:style-name="P16"/>
      <text:p text:style-name="P17">Employee</text:p>
      <text:list xml:id="list3493605443" text:style-name="L1">
        <text:list-item>
          <text:p text:style-name="P1">emp_id</text:p>
        </text:list-item>
        <text:list-item>
          <text:p text:style-name="P1">emp_name</text:p>
        </text:list-item>
        <text:list-item>
          <text:p text:style-name="P1">branch_id</text:p>
        </text:list-item>
        <text:list-item>
          <text:p text:style-name="P1">role</text:p>
        </text:list-item>
        <text:list-item>
          <text:p text:style-name="P1">emp_email_id</text:p>
        </text:list-item>
        <text:list-item>
          <text:p text:style-name="P1">emp_contact_number</text:p>
        </text:list-item>
        <text:list-item>
          <text:p text:style-name="P1">password</text:p>
        </text:list-item>
      </text:list>
      <text:p text:style-name="P8"/>
      <text:p text:style-name="P8"><text:tab/><text:span text:style-name="T3">It contains employee details which contains their name,id and contact details.The Branch which they belong to and role of their employement</text:span></text:p>
      <text:list xml:id="list175603163109516" text:continue-numbering="true" text:style-name="L1">
        <text:list-header>
          <text:p text:style-name="P1"/>
        </text:list-header>
      </text:list>
      <text:p text:style-name="P17"><text:span text:style-name="T4">B</text:span>ranch</text:p>
      <text:list xml:id="list4276182359" text:style-name="L9">
        <text:list-item>
          <text:p text:style-name="P2">branch_id</text:p>
        </text:list-item>
        <text:list-item>
          <text:p text:style-name="P2">branch_name</text:p>
        </text:list-item>
        <text:list-item>
          <text:p text:style-name="P2">location</text:p>
        </text:list-item>
      </text:list>
      <text:p text:style-name="P8"/>
      <text:p text:style-name="P8"><text:tab/><text:span text:style-name="T3">It contains branch details like id,name and location of that branch to help clients to reach out</text:span></text:p>
      <text:p text:style-name="P17"/>
      <text:p text:style-name="P17">Client</text:p>
      <text:list xml:id="list812915023" text:style-name="L10">
        <text:list-item>
          <text:p text:style-name="P3">Client_id</text:p>
        </text:list-item>
        <text:list-item>
          <text:p text:style-name="P3">Client_first_name</text:p>
        </text:list-item>
        <text:list-item>
          <text:p text:style-name="P3">Client_last_name</text:p>
        </text:list-item>
        <text:list-item>
          <text:p text:style-name="P3">Client_Email_id</text:p>
        </text:list-item>
        <text:list-item>
          <text:p text:style-name="P3">Client_contact_number</text:p>
        </text:list-item>
        <text:list-item>
          <text:p text:style-name="P3">Password</text:p>
        </text:list-item>
      </text:list>
      <text:p text:style-name="P8"/>
      <text:p text:style-name="P8"><text:tab/><text:span text:style-name="T3">Client details like name,contact details were stored id and password for login </text:span></text:p>
      <text:p text:style-name="P8"/>
      <text:p text:style-name="P17"><text:span text:style-name="T4">S</text:span>ervices_provided</text:p>
      <text:list xml:id="list30026189" text:style-name="L11">
        <text:list-item>
          <text:p text:style-name="P4">service_id</text:p>
        </text:list-item>
        <text:list-item>
          <text:p text:style-name="P4">service_name</text:p>
        </text:list-item>
        <text:list-item>
          <text:p text:style-name="P4">Amount_to_be_paid</text:p>
        </text:list-item>
      </text:list>
      <text:p text:style-name="P8"><text:tab/></text:p>
      <text:p text:style-name="P8"><text:tab/><text:span text:style-name="T3">Services which are offered by the salon and their respective id ,</text:span><text:span text:style-name="T2">amount </text:span></text:p>
      <text:p text:style-name="P8"/>
      <text:p text:style-name="P17">Appointment</text:p>
      <text:list xml:id="list196747753" text:style-name="L12">
        <text:list-item>
          <text:p text:style-name="P5">Appointment_id</text:p>
        </text:list-item>
        <text:list-item>
          <text:p text:style-name="P5">Client_id</text:p>
        </text:list-item>
        <text:list-item>
          <text:p text:style-name="P5">Time_of_appointment</text:p>
        </text:list-item>
        <text:list-item>
          <text:p text:style-name="P5"><text:soft-page-break/>appointment_date</text:p>
        </text:list-item>
        <text:list-item>
          <text:p text:style-name="P5">Appointment_Status</text:p>
        </text:list-item>
        <text:list-item>
          <text:p text:style-name="P5">emp_id</text:p>
        </text:list-item>
      </text:list>
      <text:p text:style-name="P8"/>
      <text:p text:style-name="P8"><text:tab/><text:span text:style-name="T3">Appointment details for client is provided like time,date and Appointment status is whether the employee </text:span><text:span text:style-name="T2">available </text:span><text:span text:style-name="T3">or not based on their schedule.</text:span></text:p>
      <text:p text:style-name="P8"/>
      <text:p text:style-name="P18">Appointment_<text:span text:style-name="T5">s</text:span>ervice_info</text:p>
      <text:list xml:id="list2136712663" text:style-name="L13">
        <text:list-item>
          <text:p text:style-name="P11">info_id</text:p>
        </text:list-item>
        <text:list-item>
          <text:p text:style-name="P11">Appointment_id</text:p>
        </text:list-item>
        <text:list-item>
          <text:p text:style-name="P11">Service_id</text:p>
        </text:list-item>
      </text:list>
      <text:p text:style-name="P8"/>
      <text:p text:style-name="P8"><text:tab/><text:span text:style-name="T6">One Appointment can have many services to define that appointment service info is used.</text:span></text:p>
      <text:p text:style-name="P9">While doing transaction it checks this table to check no of services for one appointment and Amount is added according to number of services require<text:span text:style-name="T7">d </text:span><text:span text:style-name="T2">by client by checking service table.</text:span></text:p>
      <text:p text:style-name="P8"/>
      <text:p text:style-name="P17">Transaction</text:p>
      <text:list xml:id="list2680791406" text:style-name="L14">
        <text:list-item>
          <text:p text:style-name="P6">trans_id</text:p>
        </text:list-item>
        <text:list-item>
          <text:p text:style-name="P6">Appointment_id</text:p>
        </text:list-item>
        <text:list-item>
          <text:p text:style-name="P6">trans_date</text:p>
        </text:list-item>
        <text:list-item>
          <text:p text:style-name="P6">trans_type</text:p>
        </text:list-item>
        <text:list-item>
          <text:p text:style-name="P6">Total_amount</text:p>
        </text:list-item>
        <text:list-item>
          <text:p text:style-name="P6">trans_status</text:p>
        </text:list-item>
      </text:list>
      <text:p text:style-name="P17"><text:tab/></text:p>
      <text:p text:style-name="P17"><text:tab/><text:span text:style-name="T8">Transaction details <text:s/>which has id.Transactions made based on appointment made so appointment can be taken from appointment table through appointment id .Date when the transaction made.Type of transaction like UPI,debit card,credit card or Cash.</text:span><text:span text:style-name="T9">Total amount and status of transaction.</text:span></text:p>
      <text:p text:style-name="P10"/>
      <text:p text:style-name="P17">Reviews</text:p>
      <text:list xml:id="list456794441" text:style-name="L15">
        <text:list-item>
          <text:p text:style-name="P7">review_id</text:p>
        </text:list-item>
        <text:list-item>
          <text:p text:style-name="P12">Appointment_id</text:p>
        </text:list-item>
        <text:list-item>
          <text:p text:style-name="P7">comments_and_reviews</text:p>
        </text:list-item>
        <text:list-item>
          <text:p text:style-name="P7">rating</text:p>
        </text:list-item>
      </text:list>
      <text:p text:style-name="P8"/>
      <text:p text:style-name="P8"><text:tab/><text:span text:style-name="T1">Reviews given to the </text:span><text:span text:style-name="T2">appointment</text:span><text:span text:style-name="T1"> </text:span><text:span text:style-name="T2">from </text:span><text:span text:style-name="T1"><text:s/>clients based on the service they go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5:57:46.201710245</meta:creation-date>
    <dc:date>2022-09-09T17:56:01.991488360</dc:date>
    <meta:editing-duration>PT1H38M5S</meta:editing-duration>
    <meta:editing-cycles>2</meta:editing-cycles>
    <meta:generator>LibreOffice/7.3.5.2$Linux_X86_64 LibreOffice_project/30$Build-2</meta:generator>
    <meta:document-statistic meta:table-count="0" meta:image-count="0" meta:object-count="0" meta:page-count="2" meta:paragraph-count="60" meta:word-count="309" meta:character-count="2097" meta:non-whitespace-character-count="1870"/>
  </office:meta>
</office:document-meta>
</file>